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Info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Inf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Info.URLInfo( boolean available , long contentLength ,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Info.isReach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